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66e0" officeooo:paragraph-rsid="000866e0"/>
    </style:style>
    <style:style style:name="P2" style:family="paragraph" style:parent-style-name="Standard">
      <style:text-properties officeooo:rsid="000a4779" officeooo:paragraph-rsid="000a4779"/>
    </style:style>
    <style:style style:name="P3" style:family="paragraph" style:parent-style-name="Standard">
      <style:text-properties officeooo:rsid="000af20c" officeooo:paragraph-rsid="000af20c"/>
    </style:style>
    <style:style style:name="P4" style:family="paragraph" style:parent-style-name="Standard">
      <style:text-properties officeooo:rsid="000c4a94" officeooo:paragraph-rsid="000c4a94"/>
    </style:style>
    <style:style style:name="P5" style:family="paragraph" style:parent-style-name="Standard">
      <style:text-properties officeooo:rsid="000df199" officeooo:paragraph-rsid="000df199"/>
    </style:style>
    <style:style style:name="P6" style:family="paragraph" style:parent-style-name="Standard">
      <style:text-properties officeooo:rsid="000edfca" officeooo:paragraph-rsid="000ed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читываем цепочку Загадочные ответы</text:p>
      <text:p text:style-name="P1"/>
      <text:p text:style-name="P1">Есть задача про теплопроводность – не та сторона горячая</text:p>
      <text:p text:style-name="P1">В школах образование заастую направлено на ращвитие специфического речевого повдения без расшифровки слов и без понимания привязки к реальности</text:p>
      <text:p text:style-name="P1">Если за словами ничего не стоит, они ничего не значат</text:p>
      <text:p text:style-name="P1">Система образования учит запоминать, а не понимать</text:p>
      <text:p text:style-name="P1">параллель с випассаной – знание, пропускаемое через собственный опыт есть</text:p>
      <text:p text:style-name="P1">есть просто выученное, есть понятое</text:p>
      <text:p text:style-name="P2">как определить, есть ли у меня глубокое знанеи с пониманием или это подбор пароля</text:p>
      <text:p text:style-name="P2">при получении нового знания, чего я теперь никогда не ожидаю увидеть в мире</text:p>
      <text:p text:style-name="P2">если на лекциях задавать такой вопрос, то преподавателей подвешивает</text:p>
      <text:p text:style-name="P3">разговор о трейдерах – пример из Талеба</text:p>
      <text:p text:style-name="P3">два трейдера, зеленый лес – один думает, что это древесина, покрашенная в зеленый цвет</text:p>
      <text:p text:style-name="P3">можно нормально относиться к людям, которые не хотят узнавать как можно больше</text:p>
      <text:p text:style-name="P3">необязательно знать все</text:p>
      <text:p text:style-name="P4">как вырабатывается интуиция? </text:p>
      <text:p text:style-name="P4">Когда есть быстрая обратная связь</text:p>
      <text:p text:style-name="P4">пожарные – хорошо, писатели и врачи-терапевты – не очень</text:p>
      <text:p text:style-name="P4"/>
      <text:p text:style-name="P5">люди могут употреблять научные термины, не понимая при этом их значения</text:p>
      <text:p text:style-name="P5">пример – люди икс и возможность сильного ИИ</text:p>
      <text:p text:style-name="P6">в Средневековье нелогичность совершенно не считалась зазорной, но при переходе к Новому Времени это стало меняться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9:43:57.534624344</meta:creation-date>
    <dc:date>2020-06-01T20:49:18.765668564</dc:date>
    <meta:editing-duration>PT3M50S</meta:editing-duration>
    <meta:editing-cycles>1</meta:editing-cycles>
    <meta:document-statistic meta:table-count="0" meta:image-count="0" meta:object-count="0" meta:page-count="1" meta:paragraph-count="20" meta:word-count="181" meta:character-count="1242" meta:non-whitespace-character-count="1073"/>
    <meta:generator>LibreOffice/6.0.7.3$Linux_X86_64 LibreOffice_project/00m0$Build-3</meta:generator>
  </office:meta>
</office:document-meta>
</file>